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8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left" draw:textarea-vertical-align="top" draw:auto-grow-height="false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2" style:family="graphic" style:parent-style-name="standard">
      <style:graphic-properties draw:textarea-horizontal-align="center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1.771cm"/>
    </style:style>
    <style:style style:name="gr17" style:family="graphic" style:parent-style-name="standard">
      <style:graphic-properties draw:textarea-horizontal-align="left" draw:textarea-vertical-align="top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>
        <style:tab-stops/>
      </style:paragraph-properties>
    </style:style>
    <style:style style:name="P5" style:family="paragraph">
      <style:paragraph-properties fo:line-height="100%"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line-height="100%" fo:text-align="star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9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.022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905cm" svg:x="11.996cm" svg:y="18.3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1.022cm" svg:y="9.722cm">
          <draw:text-box>
            <text:p>YARN</text:p>
          </draw:text-box>
        </draw:frame>
        <draw:custom-shape draw:style-name="gr2" draw:text-style-name="P3" draw:id="id5" draw:layer="layout" svg:width="2.54cm" svg:height="1.905cm" svg:x="1.657cm" svg:y="10.992cm">
          <text:p text:style-name="P1"><text:span text:style-name="T2">Program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1.27cm" svg:height="1.27cm" svg:x="4.832cm" svg:y="15.75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4.197cm" svg:y1="15.119cm" svg:x2="5.466cm" svg:y2="15.755cm" draw:start-shape="id1" draw:end-shape="id2" draw:end-glue-point="4" svg:d="m4197 15119h1269v636">
          <text:p/>
        </draw:connector>
        <draw:connector draw:style-name="gr4" draw:text-style-name="P1" draw:layer="layout" svg:x1="4.197cm" svg:y1="17.976cm" svg:x2="5.466cm" svg:y2="18.612cm" draw:start-shape="id3" draw:end-shape="id4" draw:end-glue-point="4" svg:d="m4197 17976h1269v636">
          <text:p/>
        </draw:connector>
        <draw:custom-shape draw:style-name="gr2" draw:text-style-name="P2" draw:layer="layout" svg:width="4.445cm" svg:height="1.905cm" svg:x="1.657cm" svg:y="21.152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5.08cm" svg:height="1.52cm" svg:x="7.99cm" svg:y="5.37cm">
          <draw:text-box>
            <text:p>Kafka</text:p>
          </draw:text-box>
        </draw:frame>
        <draw:custom-shape draw:style-name="gr1" draw:text-style-name="P1" draw:layer="layout" svg:width="4.445cm" svg:height="10.795cm" svg:x="7.99cm" svg:y="5.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905cm" svg:x="7.36cm" svg:y="21.127cm">
          <text:p text:style-name="P4"><text:span text:style-name="T1">Controls how a program container emits logs</text:span></text:p>
          <draw:enhanced-geometry svg:viewBox="0 0 21600 21600" draw:glue-points="10800 0 0 10800 10800 21600 21600 10800 ?f40 ?f41" draw:text-areas="0 0 21600 21600" draw:type="rectangular-callout" draw:modifiers="-9062.81815796379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3.81cm" svg:height="0.885cm" svg:x="7.99cm" svg:y="6.39cm">
          <draw:text-box>
            <text:p text:style-name="P6"><text:span text:style-name="T1">Log topic</text:span></text:p>
          </draw:text-box>
        </draw:frame>
        <draw:line draw:style-name="gr7" draw:text-style-name="P1" draw:layer="layout" svg:x1="4.213cm" svg:y1="11.953cm" svg:x2="8.563cm" svg:y2="10.584cm">
          <text:p/>
        </draw:line>
        <draw:line draw:style-name="gr7" draw:text-style-name="P1" draw:layer="layout" svg:x1="4.213cm" svg:y1="15.128cm" svg:x2="8.611cm" svg:y2="10.776cm">
          <text:p/>
        </draw:line>
        <draw:line draw:style-name="gr7" draw:text-style-name="P1" draw:layer="layout" svg:x1="4.172cm" svg:y1="17.957cm" svg:x2="8.62cm" svg:y2="12.99cm">
          <text:p/>
        </draw:line>
        <draw:custom-shape draw:style-name="gr2" draw:text-style-name="P3" draw:id="id6" draw:layer="layout" svg:width="1.27cm" svg:height="1.27cm" svg:x="4.832cm" svg:y="12.897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4.197cm" svg:y1="21.152cm" svg:x2="4.581cm" svg:y2="18.015cm">
          <text:p/>
        </draw:line>
        <draw:custom-shape draw:style-name="gr2" draw:text-style-name="P1" draw:id="id4" draw:layer="layout" svg:width="1.27cm" svg:height="1.27cm" svg:x="4.832cm" svg:y="18.612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id="id1" draw:layer="layout" svg:width="2.54cm" svg:height="1.905cm" svg:x="1.657cm" svg:y="14.167cm">
          <text:p text:style-name="P1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2.54cm" svg:height="1.905cm" svg:x="1.657cm" svg:y="17.024cm">
          <text:p text:style-name="P1"><text:span text:style-name="T2">Program 3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7cm" svg:y1="11.944cm" svg:x2="5.466cm" svg:y2="12.897cm" draw:start-shape="id5" draw:start-glue-point="1" draw:end-shape="id6" draw:end-glue-point="4" svg:d="m4197 11944h1269v953">
          <text:p/>
        </draw:connector>
        <draw:frame draw:style-name="gr9" draw:layer="layout" svg:width="5.715cm" svg:height="1.27cm" svg:x="13.232cm" svg:y="5.3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5.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81cm" svg:height="0.885cm" svg:x="13.7cm" svg:y="6.39cm">
          <draw:text-box>
            <text:p text:style-name="P6"><text:span text:style-name="T1">Runs in YARN</text:span></text:p>
          </draw:text-box>
        </draw:frame>
        <draw:custom-shape draw:style-name="gr10" draw:text-style-name="P8" draw:layer="layout" svg:width="5.08cm" svg:height="4.771cm" svg:x="13.7cm" svg:y="7.275cm">
          <text:p text:style-name="P7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55cm" svg:y="7.8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79cm" svg:y="8.8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91cm" svg:y="8.396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91cm" svg:y="9.3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76cm" svg:y1="9.128cm" svg:x2="16.684cm" svg:y2="8.603cm">
            <text:p/>
          </draw:line>
          <draw:line draw:style-name="gr13" draw:text-style-name="P1" draw:layer="layout" svg:x1="15.577cm" svg:y1="9.128cm" svg:x2="16.711cm" svg:y2="9.583cm">
            <text:p/>
          </draw:line>
        </draw:g>
        <draw:g>
          <draw:custom-shape draw:style-name="gr11" draw:text-style-name="P9" draw:layer="layout" svg:width="4.423cm" svg:height="1.432cm" svg:x="14.088cm" svg:y="10.3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cm" svg:y="11.1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24cm" svg:y="11.101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43cm" svg:y1="11.307cm" svg:x2="16.617cm" svg:y2="11.3cm">
            <text:p/>
          </draw:line>
        </draw:g>
        <draw:custom-shape draw:style-name="gr10" draw:text-style-name="P8" draw:layer="layout" svg:width="5.08cm" svg:height="4.771cm" svg:x="13.677cm" svg:y="12.408cm">
          <text:p text:style-name="P7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4.423cm" svg:height="2.063cm" svg:x="14.132cm" svg:y="13.0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456cm" svg:y="14.0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68cm" svg:y="13.529cm">
            <text:p text:style-name="P7"><text:span text:style-name="T1">Avro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3cm" svg:x="16.668cm" svg:y="14.4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53cm" svg:y1="14.261cm" svg:x2="16.661cm" svg:y2="13.736cm">
            <text:p/>
          </draw:line>
          <draw:line draw:style-name="gr13" draw:text-style-name="P1" draw:layer="layout" svg:x1="15.554cm" svg:y1="14.261cm" svg:x2="16.688cm" svg:y2="14.716cm">
            <text:p/>
          </draw:line>
        </draw:g>
        <draw:g>
          <draw:custom-shape draw:style-name="gr11" draw:text-style-name="P9" draw:layer="layout" svg:width="4.423cm" svg:height="1.432cm" svg:x="14.065cm" svg:y="15.4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4.377cm" svg:y="16.2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9" draw:layer="layout" svg:width="1.106cm" svg:height="0.484cm" svg:x="16.601cm" svg:y="16.234cm">
            <text:p text:style-name="P7"><text:span text:style-name="T1">Files</text:span></text:p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15.52cm" svg:y1="16.44cm" svg:x2="16.594cm" svg:y2="16.433cm">
            <text:p/>
          </draw:line>
        </draw:g>
        <draw:line draw:style-name="gr8" draw:text-style-name="P1" draw:layer="layout" svg:x1="12.659cm" svg:y1="18.242cm" svg:x2="14.593cm" svg:y2="14.395cm">
          <text:p/>
        </draw:line>
        <draw:line draw:style-name="gr8" draw:text-style-name="P1" draw:layer="layout" svg:x1="12.639cm" svg:y1="18.222cm" svg:x2="13.982cm" svg:y2="12.889cm">
          <text:p/>
        </draw:line>
        <draw:line draw:style-name="gr7" draw:text-style-name="P1" draw:layer="layout" svg:x1="11.743cm" svg:y1="8.269cm" svg:x2="14.41cm" svg:y2="9.043cm">
          <text:p/>
        </draw:line>
        <draw:line draw:style-name="gr7" draw:text-style-name="P1" draw:layer="layout" svg:x1="11.764cm" svg:y1="8.371cm" svg:x2="14.41cm" svg:y2="11.302cm">
          <text:p/>
        </draw:line>
        <draw:line draw:style-name="gr7" draw:text-style-name="P1" draw:layer="layout" svg:x1="11.703cm" svg:y1="13.317cm" svg:x2="14.41cm" svg:y2="14.253cm">
          <text:p/>
        </draw:line>
        <draw:line draw:style-name="gr7" draw:text-style-name="P1" draw:layer="layout" svg:x1="11.704cm" svg:y1="13.317cm" svg:x2="14.288cm" svg:y2="16.492cm">
          <text:p/>
        </draw:line>
        <draw:custom-shape draw:style-name="gr2" draw:text-style-name="P3" draw:layer="layout" svg:width="3.175cm" svg:height="1.905cm" svg:x="8.625cm" svg:y="12.355cm">
          <text:p text:style-name="P1"><text:span text:style-name="T2">Partition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175cm" svg:height="1.905cm" svg:x="8.625cm" svg:y="9.873cm">
          <text:p text:style-name="P1"><text:span text:style-name="T2">Partition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009cm" svg:height="4.539cm" svg:x="21.574cm" svg:y="6.4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2" draw:layer="layout" svg:width="0.745cm" svg:height="0.851cm" svg:x="22.663cm" svg:y="8.3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522cm" svg:y="8.1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377cm" svg:y="7.9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2" draw:layer="layout" svg:width="0.745cm" svg:height="0.851cm" svg:x="24.413cm" svg:y="9.7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272cm" svg:y="9.4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127cm" svg:y="9.2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7" draw:text-style-name="P1" draw:layer="layout" svg:x1="17.708cm" svg:y1="8.615cm" svg:x2="22.306cm" svg:y2="8.493cm">
          <text:p/>
        </draw:line>
        <draw:frame draw:style-name="gr16" draw:layer="layout" svg:width="4.356cm" svg:height="2.021cm" svg:x="21.41cm" svg:y="5.338cm">
          <draw:text-box>
            <text:p>HDFS</text:p>
          </draw:text-box>
        </draw:frame>
        <draw:line draw:style-name="gr7" draw:text-style-name="P1" draw:layer="layout" svg:x1="17.87cm" svg:y1="13.764cm" svg:x2="22.266cm" svg:y2="8.798cm">
          <text:p/>
        </draw:line>
        <draw:line draw:style-name="gr7" draw:text-style-name="P1" draw:layer="layout" svg:x1="17.809cm" svg:y1="11.343cm" svg:x2="23.935cm" svg:y2="9.877cm">
          <text:p/>
        </draw:line>
        <draw:line draw:style-name="gr7" draw:text-style-name="P1" draw:layer="layout" svg:x1="17.829cm" svg:y1="16.532cm" svg:x2="24.016cm" svg:y2="10.162cm">
          <text:p/>
        </draw:line>
        <draw:custom-shape draw:style-name="gr2" draw:text-style-name="P3" draw:layer="layout" svg:width="4.013cm" svg:height="1.905cm" svg:x="21.652cm" svg:y="13.232cm">
          <text:p text:style-name="P1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849cm" svg:y1="9.592cm" svg:x2="21.533cm" svg:y2="14.09cm">
          <text:p/>
        </draw:line>
        <draw:line draw:style-name="gr7" draw:text-style-name="P1" draw:layer="layout" svg:x1="17.849cm" svg:y1="14.741cm" svg:x2="21.553cm" svg:y2="14.314cm">
          <text:p/>
        </draw:line>
        <draw:custom-shape draw:style-name="gr2" draw:text-style-name="P2" draw:layer="layout" svg:width="4.445cm" svg:height="1.905cm" svg:x="19.65cm" svg:y="18.3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1" draw:layer="layout" svg:x1="21.859cm" svg:y1="18.242cm" svg:x2="17.727cm" svg:y2="16.655cm">
          <text:p/>
        </draw:line>
        <draw:line draw:style-name="gr8" draw:text-style-name="P1" draw:layer="layout" svg:x1="12.659cm" svg:y1="18.243cm" svg:x2="16.832cm" svg:y2="13.866cm">
          <text:p/>
        </draw:line>
        <draw:custom-shape draw:style-name="gr2" draw:text-style-name="P2" draw:layer="layout" svg:width="4.445cm" svg:height="1.905cm" svg:x="4.426cm" svg:y="1.572cm">
          <text:p text:style-name="P1"><text:span text:style-name="T1">logback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5" draw:layer="layout" svg:width="3.81cm" svg:height="1.905cm" svg:x="10.29cm" svg:y="1.75cm">
          <text:p text:style-name="P4"><text:span text:style-name="T1">Controls how the CDAP <text:s/>Master service emits logs</text:span></text:p>
          <draw:enhanced-geometry svg:viewBox="0 0 21600 21600" draw:glue-points="10800 0 0 10800 10800 21600 21600 10800 ?f40 ?f41" draw:text-areas="0 0 21600 21600" draw:type="rectangular-callout" draw:modifiers="-9062.81815796379 6028.96117523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3.81cm" svg:height="2.383cm" svg:x="13.239cm" svg:y="20.887cm">
          <text:p text:style-name="P6"><text:span text:style-name="T1">Controls:</text:span><text:span text:style-name="T1"><text:line-break/></text:span><text:span text:style-name="T1">- reading</text:span></text:p>
          <text:p text:style-name="P6"><text:span text:style-name="T1">- buffering</text:span></text:p>
          <text:p text:style-name="P6"><text:span text:style-name="T1">- memory</text:span></text:p>
          <text:p text:style-name="P6"><text:span text:style-name="T1">- CDAP Log Pipeline</text:span></text:p>
          <draw:enhanced-geometry svg:viewBox="0 0 21600 21600" draw:glue-points="10800 0 0 10800 10800 21600 21600 10800 ?f40 ?f41" draw:text-areas="0 0 21600 21600" draw:type="rectangular-callout" draw:modifiers="1672.00209918657 -8462.416107382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5.617cm" svg:height="2.74cm" svg:x="20.332cm" svg:y="20.916cm">
          <text:p text:style-name="P6"><text:span text:style-name="T1">Controls:</text:span><text:span text:style-name="T1"><text:line-break/></text:span><text:span text:style-name="T1">- appenders in a custom pipeline</text:span></text:p>
          <text:p text:style-name="P6"><text:span text:style-name="T1">- overides:</text:span></text:p>
          <text:p text:style-name="P6"><text:span text:style-name="T1"><text:s text:c="2"/></text:span><text:span text:style-name="T1">- buffering</text:span></text:p>
          <text:p text:style-name="P6"><text:span text:style-name="T1"><text:s text:c="2"/></text:span><text:span text:style-name="T1">- memory</text:span></text:p>
          <text:p text:style-name="P6"><text:span text:style-name="T1"><text:s text:c="2"/></text:span><text:span text:style-name="T1">- etc.</text:span></text:p>
          <draw:enhanced-geometry svg:viewBox="0 0 21600 21600" draw:glue-points="10800 0 0 10800 10800 21600 21600 10800 ?f40 ?f41" draw:text-areas="0 0 21600 21600" draw:type="rectangular-callout" draw:modifiers="161.480954076184 -6958.336373586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715cm" svg:height="5.268cm" svg:x="1cm" svg:y="4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52cm" svg:x="1cm" svg:y="4.1cm">
          <draw:text-box>
            <text:p>CDAP Master</text:p>
          </draw:text-box>
        </draw:frame>
        <draw:custom-shape draw:style-name="gr17" draw:text-style-name="P3" draw:layer="layout" svg:width="2.54cm" svg:height="1.905cm" svg:x="1.312cm" svg:y="5.254cm">
          <text:p text:style-name="P1"><text:span text:style-name="T2">CDAP Master Service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887cm" svg:y1="6.214cm" svg:x2="8.539cm" svg:y2="8.251cm">
          <text:p/>
        </draw:line>
        <draw:line draw:style-name="gr8" draw:text-style-name="P1" draw:layer="layout" svg:x1="6.493cm" svg:y1="3.527cm" svg:x2="4.824cm" svg:y2="6.132cm">
          <text:p/>
        </draw:line>
        <draw:custom-shape draw:style-name="gr2" draw:text-style-name="P3" draw:layer="layout" svg:width="3.175cm" svg:height="1.905cm" svg:x="8.626cm" svg:y="7.276cm">
          <text:p text:style-name="P1"><text:span text:style-name="T2">Partition 0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858cm" svg:y1="10.969cm" svg:x2="14.41cm" svg:y2="11.303cm">
          <text:p/>
        </draw:line>
        <draw:line draw:style-name="gr7" draw:text-style-name="P1" draw:layer="layout" svg:x1="11.906cm" svg:y1="10.92cm" svg:x2="14.411cm" svg:y2="9.0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14T19:39:36</dc:date>
    <meta:editing-duration>PT01H11M55S</meta:editing-duration>
    <meta:editing-cycles>9</meta:editing-cycles>
    <meta:generator>NeoOffice/3.2015.12_Classic_Edition$Unix OpenOffice.org_project/Patch 0</meta:generator>
    <meta:document-statistic meta:object-count="90"/>
  </office:meta>
</office:document-meta>
</file>